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4.99pt" svg:height="124.41pt" svg:x="566.62pt" svg:y="41.24pt">
            <loext:p draw:notify-on-update-of-ranges="Sheet1.A5:Sheet1.A5 Sheet1.D7:Sheet1.D18 Sheet1.B7:Sheet1.B18 Sheet1.A24:Sheet1.A24 Sheet1.D25:Sheet1.D39 Sheet1.B25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72.46pt" svg:y="277.65pt">
            <loext:p draw:notify-on-update-of-ranges="Sheet1.A5:Sheet1.A5 Sheet1.F7:Sheet1.F18 Sheet1.B7:Sheet1.B18 Sheet1.A24:Sheet1.A24 Sheet1.F25:Sheet1.F39 Sheet1.B25:Sheet1.B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4">
            <text:p>Itensor</text:p>
          </table:table-cell>
          <table:table-cell table:style-name="ce1" office:value-type="string" calcext:value-type="string" table:number-columns-spanned="3" table:number-rows-spanned="1">
            <text:p>Ecut=1E-12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office:value-type="string" calcext:value-type="string">
            <text:p>mem [kb]</text:p>
          </table:table-cell>
          <table:table-cell office:value-type="string" calcext:value-type="string">
            <text:p>mem [Gb]</text:p>
          </table:table-cell>
          <table:table-cell office:value-type="string" calcext:value-type="string">
            <text:p>time [days]</text:p>
          </table:table-cell>
          <table:table-cell office:value-type="string" calcext:value-type="string">
            <text:p>time [h]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652" calcext:value-type="float">
            <text:p>21652</text:p>
          </table:table-cell>
          <table:table-cell table:formula="of:=[.C7]/1024/1024" office:value-type="float" office:value="0.0206489562988281" calcext:value-type="float">
            <text:p>0.0206489563</text:p>
          </table:table-cell>
          <table:table-cell office:value-type="float" office:value="0" calcext:value-type="float">
            <text:p>0</text:p>
          </table:table-cell>
          <table:table-cell table:formula="of:=[.E7]*2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652" calcext:value-type="float">
            <text:p>21652</text:p>
          </table:table-cell>
          <table:table-cell table:formula="of:=[.C8]/1024/1024" office:value-type="float" office:value="0.0206489562988281" calcext:value-type="float">
            <text:p>0.0206489563</text:p>
          </table:table-cell>
          <table:table-cell office:value-type="float" office:value="0" calcext:value-type="float">
            <text:p>0</text:p>
          </table:table-cell>
          <table:table-cell table:formula="of:=[.E8]*24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306496" calcext:value-type="float">
            <text:p>306496</text:p>
          </table:table-cell>
          <table:table-cell table:formula="of:=[.C9]/1024/1024" office:value-type="float" office:value="0.29229736328125" calcext:value-type="float">
            <text:p>0.2922973633</text:p>
          </table:table-cell>
          <table:table-cell office:value-type="float" office:value="0.000115740740740741" calcext:value-type="float">
            <text:p>0.0001157407</text:p>
          </table:table-cell>
          <table:table-cell table:formula="of:=[.E9]*24" office:value-type="float" office:value="0.00277777777777778" calcext:value-type="float">
            <text:p>0.0027777778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44004" calcext:value-type="float">
            <text:p>344004</text:p>
          </table:table-cell>
          <table:table-cell table:formula="of:=[.C10]/1024/1024" office:value-type="float" office:value="0.328067779541016" calcext:value-type="float">
            <text:p>0.3280677795</text:p>
          </table:table-cell>
          <table:table-cell office:value-type="float" office:value="0.000578703703703704" calcext:value-type="float">
            <text:p>0.0005787037</text:p>
          </table:table-cell>
          <table:table-cell table:formula="of:=[.E10]*24" office:value-type="float" office:value="0.0138888888888889" calcext:value-type="float">
            <text:p>0.0138888889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06340" calcext:value-type="float">
            <text:p>206340</text:p>
          </table:table-cell>
          <table:table-cell table:formula="of:=[.C11]/1024/1024" office:value-type="float" office:value="0.196781158447266" calcext:value-type="float">
            <text:p>0.1967811584</text:p>
          </table:table-cell>
          <table:table-cell office:value-type="float" office:value="0.00175925925925926" calcext:value-type="float">
            <text:p>0.0017592593</text:p>
          </table:table-cell>
          <table:table-cell table:formula="of:=[.E11]*24" office:value-type="float" office:value="0.0422222222222222" calcext:value-type="float">
            <text:p>0.0422222222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326744" calcext:value-type="float">
            <text:p>326744</text:p>
          </table:table-cell>
          <table:table-cell table:formula="of:=[.C12]/1024/1024" office:value-type="float" office:value="0.311607360839844" calcext:value-type="float">
            <text:p>0.3116073608</text:p>
          </table:table-cell>
          <table:table-cell office:value-type="float" office:value="0.00430555555555556" calcext:value-type="float">
            <text:p>0.0043055556</text:p>
          </table:table-cell>
          <table:table-cell table:formula="of:=[.E12]*24" office:value-type="float" office:value="0.103333333333333" calcext:value-type="float">
            <text:p>0.1033333333</text:p>
          </table:table-cell>
          <table:table-cell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86908" calcext:value-type="float">
            <text:p>486908</text:p>
          </table:table-cell>
          <table:table-cell table:formula="of:=[.C13]/1024/1024" office:value-type="float" office:value="0.464351654052734" calcext:value-type="float">
            <text:p>0.4643516541</text:p>
          </table:table-cell>
          <table:table-cell office:value-type="float" office:value="0.00696759259259259" calcext:value-type="float">
            <text:p>0.0069675926</text:p>
          </table:table-cell>
          <table:table-cell table:formula="of:=[.E13]*24" office:value-type="float" office:value="0.167222222222222" calcext:value-type="float">
            <text:p>0.1672222222</text:p>
          </table:table-cell>
          <table:table-cell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634520" calcext:value-type="float">
            <text:p>634520</text:p>
          </table:table-cell>
          <table:table-cell table:formula="of:=[.C14]/1024/1024" office:value-type="float" office:value="0.605125427246094" calcext:value-type="float">
            <text:p>0.6051254272</text:p>
          </table:table-cell>
          <table:table-cell office:value-type="float" office:value="0.0127546296296296" calcext:value-type="float">
            <text:p>0.0127546296</text:p>
          </table:table-cell>
          <table:table-cell table:formula="of:=[.E14]*24" office:value-type="float" office:value="0.30611111111111" calcext:value-type="float">
            <text:p>0.3061111111</text:p>
          </table:table-cell>
          <table:table-cell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98144" calcext:value-type="float">
            <text:p>898144</text:p>
          </table:table-cell>
          <table:table-cell table:formula="of:=[.C15]/1024/1024" office:value-type="float" office:value="0.856536865234375" calcext:value-type="float">
            <text:p>0.8565368652</text:p>
          </table:table-cell>
          <table:table-cell office:value-type="float" office:value="0.0211689814814815" calcext:value-type="float">
            <text:p>0.0211689815</text:p>
          </table:table-cell>
          <table:table-cell table:formula="of:=[.E15]*24" office:value-type="float" office:value="0.508055555555556" calcext:value-type="float">
            <text:p>0.5080555556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1161476" calcext:value-type="float">
            <text:p>1161476</text:p>
          </table:table-cell>
          <table:table-cell table:formula="of:=[.C16]/1024/1024" office:value-type="float" office:value="1.10766983032227" calcext:value-type="float">
            <text:p>1.1076698303</text:p>
          </table:table-cell>
          <table:table-cell office:value-type="float" office:value="0.0323263888888889" calcext:value-type="float">
            <text:p>0.0323263889</text:p>
          </table:table-cell>
          <table:table-cell table:formula="of:=[.E16]*24" office:value-type="float" office:value="0.775833333333334" calcext:value-type="float">
            <text:p>0.7758333333</text:p>
          </table:table-cell>
          <table:table-cell/>
        </table:table-row>
        <table:table-row table:style-name="ro1">
          <table:covered-table-cell/>
          <table:table-cell office:value-type="float" office:value="44" calcext:value-type="float">
            <text:p>44</text:p>
          </table:table-cell>
          <table:table-cell office:value-type="float" office:value="1377728" calcext:value-type="float">
            <text:p>1377728</text:p>
          </table:table-cell>
          <table:table-cell table:formula="of:=[.C17]/1024/1024" office:value-type="float" office:value="1.31390380859375" calcext:value-type="float">
            <text:p>1.3139038086</text:p>
          </table:table-cell>
          <table:table-cell office:value-type="float" office:value="0.0448611111111111" calcext:value-type="float">
            <text:p>0.0448611111</text:p>
          </table:table-cell>
          <table:table-cell table:formula="of:=[.E17]*24" office:value-type="float" office:value="1.07666666666667" calcext:value-type="float">
            <text:p>1.0766666667</text:p>
          </table:table-cell>
          <table:table-cell/>
        </table:table-row>
        <table:table-row table:style-name="ro1">
          <table:covered-table-cell/>
          <table:table-cell office:value-type="float" office:value="48" calcext:value-type="float">
            <text:p>48</text:p>
          </table:table-cell>
          <table:table-cell office:value-type="float" office:value="1457000" calcext:value-type="float">
            <text:p>1457000</text:p>
          </table:table-cell>
          <table:table-cell table:formula="of:=[.C18]/1024/1024" office:value-type="float" office:value="1.38950347900391" calcext:value-type="float">
            <text:p>1.389503479</text:p>
          </table:table-cell>
          <table:table-cell office:value-type="float" office:value="0.0559606481481482" calcext:value-type="float">
            <text:p>0.0559606481</text:p>
          </table:table-cell>
          <table:table-cell table:formula="of:=[.E18]*24" office:value-type="float" office:value="1.34305555555556" calcext:value-type="float">
            <text:p>1.3430555556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cut=1E-1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6">
            <text:p>Jace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em [kb]</text:p>
          </table:table-cell>
          <table:table-cell office:value-type="string" calcext:value-type="string">
            <text:p>mem [Gb]</text:p>
          </table:table-cell>
          <table:table-cell office:value-type="string" calcext:value-type="string">
            <text:p>time [days]</text:p>
          </table:table-cell>
          <table:table-cell office:value-type="string" calcext:value-type="string">
            <text:p>time [h]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1716" calcext:value-type="float">
            <text:p>1716</text:p>
          </table:table-cell>
          <table:table-cell table:formula="of:=[.C25]/1024/1024" office:value-type="float" office:value="0.00163650512695313" calcext:value-type="float">
            <text:p>0.0016365051</text:p>
          </table:table-cell>
          <table:table-cell table:style-name="ce2" office:value-type="string" calcext:value-type="string">
            <text:p>00:00:00</text:p>
          </table:table-cell>
          <table:table-cell table:formula="of:=[.E25]*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table:formula="of:=[.C26]/1024/1024" office:value-type="float" office:value="0.00152587890625" calcext:value-type="float">
            <text:p>0.0015258789</text:p>
          </table:table-cell>
          <table:table-cell table:style-name="ce2" office:value-type="string" calcext:value-type="string">
            <text:p>00:00:00</text:p>
          </table:table-cell>
          <table:table-cell table:formula="of:=[.E26]*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959948" calcext:value-type="float">
            <text:p>6959948</text:p>
          </table:table-cell>
          <table:table-cell table:formula="of:=[.C27]/1024/1024" office:value-type="float" office:value="6.63752365112305" calcext:value-type="float">
            <text:p>6.6375236511</text:p>
          </table:table-cell>
          <table:table-cell table:style-name="ce2" office:value-type="string" calcext:value-type="string">
            <text:p>00:01:17</text:p>
          </table:table-cell>
          <table:table-cell table:formula="of:=[.E27]*24" office:value-type="float" office:value="0.0213888888888889" calcext:value-type="float">
            <text:p>0.0213888889</text:p>
          </table:table-cell>
          <table:table-cell office:value-type="float" office:value="3.02241E-020" calcext:value-type="float">
            <text:p>3.02241E-2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2289844" calcext:value-type="float">
            <text:p>12289844</text:p>
          </table:table-cell>
          <table:table-cell table:formula="of:=[.C28]/1024/1024" office:value-type="float" office:value="11.7205085754395" calcext:value-type="float">
            <text:p>11.7205085754</text:p>
          </table:table-cell>
          <table:table-cell table:style-name="ce2" office:value-type="string" calcext:value-type="string">
            <text:p>00:03:52</text:p>
          </table:table-cell>
          <table:table-cell table:formula="of:=[.E28]*24" office:value-type="float" office:value="0.0644444444444444" calcext:value-type="float">
            <text:p>0.0644444444</text:p>
          </table:table-cell>
          <table:table-cell office:value-type="float" office:value="5.09845E-017" calcext:value-type="float">
            <text:p>5.09845E-1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3533024" calcext:value-type="float">
            <text:p>13533024</text:p>
          </table:table-cell>
          <table:table-cell table:formula="of:=[.C29]/1024/1024" office:value-type="float" office:value="12.9060974121094" calcext:value-type="float">
            <text:p>12.9060974121</text:p>
          </table:table-cell>
          <table:table-cell table:style-name="ce2" office:value-type="string" calcext:value-type="string">
            <text:p>00:08:32</text:p>
          </table:table-cell>
          <table:table-cell table:formula="of:=[.E29]*24" office:value-type="float" office:value="0.142222222222222" calcext:value-type="float">
            <text:p>0.1422222222</text:p>
          </table:table-cell>
          <table:table-cell office:value-type="float" office:value="1.42761E-015" calcext:value-type="float">
            <text:p>1.42761E-1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13879100" calcext:value-type="float">
            <text:p>13879100</text:p>
          </table:table-cell>
          <table:table-cell table:formula="of:=[.C30]/1024/1024" office:value-type="float" office:value="13.236141204834" calcext:value-type="float">
            <text:p>13.2361412048</text:p>
          </table:table-cell>
          <table:table-cell table:style-name="ce2" office:value-type="string" calcext:value-type="string">
            <text:p>00:10:33</text:p>
          </table:table-cell>
          <table:table-cell table:formula="of:=[.E30]*24" office:value-type="float" office:value="0.175833333333333" calcext:value-type="float">
            <text:p>0.1758333333</text:p>
          </table:table-cell>
          <table:table-cell office:value-type="float" office:value="8.15296E-015" calcext:value-type="float">
            <text:p>8.15296E-15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14295292" calcext:value-type="float">
            <text:p>14295292</text:p>
          </table:table-cell>
          <table:table-cell table:formula="of:=[.C31]/1024/1024" office:value-type="float" office:value="13.6330528259277" calcext:value-type="float">
            <text:p>13.6330528259</text:p>
          </table:table-cell>
          <table:table-cell table:style-name="ce2" office:value-type="string" calcext:value-type="string">
            <text:p>00:13:32</text:p>
          </table:table-cell>
          <table:table-cell table:formula="of:=[.E31]*24" office:value-type="float" office:value="0.225555555555556" calcext:value-type="float">
            <text:p>0.2255555556</text:p>
          </table:table-cell>
          <table:table-cell office:value-type="float" office:value="0.0000000000000468035" calcext:value-type="float">
            <text:p>4.68035E-1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4912856" calcext:value-type="float">
            <text:p>14912856</text:p>
          </table:table-cell>
          <table:table-cell table:formula="of:=[.C32]/1024/1024" office:value-type="float" office:value="14.2220077514648" calcext:value-type="float">
            <text:p>14.2220077515</text:p>
          </table:table-cell>
          <table:table-cell table:style-name="ce2" office:value-type="string" calcext:value-type="string">
            <text:p>00:19:16</text:p>
          </table:table-cell>
          <table:table-cell table:formula="of:=[.E32]*24" office:value-type="float" office:value="0.321111111111111" calcext:value-type="float">
            <text:p>0.3211111111</text:p>
          </table:table-cell>
          <table:table-cell office:value-type="float" office:value="0.000000000000144024" calcext:value-type="float">
            <text:p>1.44024E-13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14473852" calcext:value-type="float">
            <text:p>14473852</text:p>
          </table:table-cell>
          <table:table-cell table:formula="of:=[.C33]/1024/1024" office:value-type="float" office:value="13.8033409118652" calcext:value-type="float">
            <text:p>13.8033409119</text:p>
          </table:table-cell>
          <table:table-cell table:style-name="ce2" office:value-type="string" calcext:value-type="string">
            <text:p>00:20:47</text:p>
          </table:table-cell>
          <table:table-cell table:formula="of:=[.E33]*24" office:value-type="float" office:value="0.346388888888889" calcext:value-type="float">
            <text:p>0.3463888889</text:p>
          </table:table-cell>
          <table:table-cell office:value-type="float" office:value="0.000000000000340825" calcext:value-type="float">
            <text:p>3.40825E-13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14651000" calcext:value-type="float">
            <text:p>14651000</text:p>
          </table:table-cell>
          <table:table-cell table:formula="of:=[.C34]/1024/1024" office:value-type="float" office:value="13.972282409668" calcext:value-type="float">
            <text:p>13.9722824097</text:p>
          </table:table-cell>
          <table:table-cell table:style-name="ce2" office:value-type="string" calcext:value-type="string">
            <text:p>00:26:02</text:p>
          </table:table-cell>
          <table:table-cell table:formula="of:=[.E34]*24" office:value-type="float" office:value="0.433888888888889" calcext:value-type="float">
            <text:p>0.4338888889</text:p>
          </table:table-cell>
          <table:table-cell office:value-type="float" office:value="0.000000000000696797" calcext:value-type="float">
            <text:p>6.96797E-13</text:p>
          </table:table-cell>
        </table:table-row>
        <table:table-row table:style-name="ro1">
          <table:covered-table-cell/>
          <table:table-cell office:value-type="float" office:value="44" calcext:value-type="float">
            <text:p>44</text:p>
          </table:table-cell>
          <table:table-cell office:value-type="float" office:value="14929080" calcext:value-type="float">
            <text:p>14929080</text:p>
          </table:table-cell>
          <table:table-cell table:formula="of:=[.C35]/1024/1024" office:value-type="float" office:value="14.2374801635742" calcext:value-type="float">
            <text:p>14.2374801636</text:p>
          </table:table-cell>
          <table:table-cell table:style-name="ce2" office:value-type="string" calcext:value-type="string">
            <text:p>00:29:40</text:p>
          </table:table-cell>
          <table:table-cell table:formula="of:=[.E35]*24" office:value-type="float" office:value="0.494444444444444" calcext:value-type="float">
            <text:p>0.4944444444</text:p>
          </table:table-cell>
          <table:table-cell office:value-type="float" office:value="0.00000000000130441" calcext:value-type="float">
            <text:p>1.30441E-12</text:p>
          </table:table-cell>
        </table:table-row>
        <table:table-row table:style-name="ro1">
          <table:covered-table-cell/>
          <table:table-cell office:value-type="float" office:value="48" calcext:value-type="float">
            <text:p>48</text:p>
          </table:table-cell>
          <table:table-cell office:value-type="float" office:value="14844988" calcext:value-type="float">
            <text:p>14844988</text:p>
          </table:table-cell>
          <table:table-cell table:formula="of:=[.C36]/1024/1024" office:value-type="float" office:value="14.157283782959" calcext:value-type="float">
            <text:p>14.157283783</text:p>
          </table:table-cell>
          <table:table-cell table:style-name="ce2" office:value-type="string" calcext:value-type="string">
            <text:p>00:31:38</text:p>
          </table:table-cell>
          <table:table-cell table:formula="of:=[.E36]*24" office:value-type="float" office:value="0.527222222222222" calcext:value-type="float">
            <text:p>0.5272222222</text:p>
          </table:table-cell>
          <table:table-cell office:value-type="float" office:value="0.00000000000229093" calcext:value-type="float">
            <text:p>2.29093E-12</text:p>
          </table:table-cell>
        </table:table-row>
        <table:table-row table:style-name="ro1">
          <table:covered-table-cell/>
          <table:table-cell office:value-type="float" office:value="52" calcext:value-type="float">
            <text:p>52</text:p>
          </table:table-cell>
          <table:table-cell office:value-type="float" office:value="14990344" calcext:value-type="float">
            <text:p>14990344</text:p>
          </table:table-cell>
          <table:table-cell table:formula="of:=[.C37]/1024/1024" office:value-type="float" office:value="14.2959060668945" calcext:value-type="float">
            <text:p>14.2959060669</text:p>
          </table:table-cell>
          <table:table-cell table:style-name="ce2" office:value-type="string" calcext:value-type="string">
            <text:p>00:35:38</text:p>
          </table:table-cell>
          <table:table-cell table:formula="of:=[.E37]*24" office:value-type="float" office:value="0.593888888888889" calcext:value-type="float">
            <text:p>0.5938888889</text:p>
          </table:table-cell>
          <table:table-cell office:value-type="float" office:value="0.0000000000038109" calcext:value-type="float">
            <text:p>3.8109E-12</text:p>
          </table:table-cell>
        </table:table-row>
        <table:table-row table:style-name="ro1">
          <table:covered-table-cell/>
          <table:table-cell office:value-type="float" office:value="56" calcext:value-type="float">
            <text:p>56</text:p>
          </table:table-cell>
          <table:table-cell office:value-type="float" office:value="15048536" calcext:value-type="float">
            <text:p>15048536</text:p>
          </table:table-cell>
          <table:table-cell table:formula="of:=[.C38]/1024/1024" office:value-type="float" office:value="14.3514022827148" calcext:value-type="float">
            <text:p>14.3514022827</text:p>
          </table:table-cell>
          <table:table-cell table:style-name="ce2" office:value-type="string" calcext:value-type="string">
            <text:p>00:42:06</text:p>
          </table:table-cell>
          <table:table-cell table:formula="of:=[.E38]*24" office:value-type="float" office:value="0.701666666666667" calcext:value-type="float">
            <text:p>0.7016666667</text:p>
          </table:table-cell>
          <table:table-cell office:value-type="float" office:value="0.00000000000591972" calcext:value-type="float">
            <text:p>5.91972E-1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16552580" calcext:value-type="float">
            <text:p>16552580</text:p>
          </table:table-cell>
          <table:table-cell table:formula="of:=[.C39]/1024/1024" office:value-type="float" office:value="15.7857704162598" calcext:value-type="float">
            <text:p>15.7857704163</text:p>
          </table:table-cell>
          <table:table-cell table:style-name="ce2" office:value-type="string" calcext:value-type="string">
            <text:p>00:42:48</text:p>
          </table:table-cell>
          <table:table-cell table:formula="of:=[.E39]*24" office:value-type="float" office:value="0.713333333333333" calcext:value-type="float">
            <text:p>0.7133333333</text:p>
          </table:table-cell>
          <table:table-cell office:value-type="float" office:value="0.00000000000883682" calcext:value-type="float">
            <text:p>8.83682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 style:data-style-name="N2" text:time-value="11:58:06.858245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30:17.501461900</meta:creation-date>
    <dc:date>2020-09-01T12:17:34.490548267</dc:date>
    <meta:editing-duration>PT23M46S</meta:editing-duration>
    <meta:editing-cycles>3</meta:editing-cycles>
    <meta:generator>LibreOffice/5.1.6.2$Linux_X86_64 LibreOffice_project/10m0$Build-2</meta:generator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16cm" svg:height="4.39cm" xlink:href=".." xlink:type="simple" chart:class="chart:scatter" chart:style-name="ch1">
        <chart:title svg:x="2.594cm" svg:y="0.223cm" chart:style-name="ch2">
          <text:p>Memory [Gb] used by DMRG (Hubbard, Ecut=1E-12, t=1, U=1)</text:p>
        </chart:title>
        <chart:legend svg:x="13.918cm" svg:y="2.341cm" style:legend-expansion="custom" chartooo:width="2.44cm" chartooo:height="0.535cm" style:legend-expansion-aspect-ratio="4.5607476635514" chart:style-name="ch3"/>
        <chart:plot-area chart:style-name="ch4" table:cell-range-address="Sheet1.B7:Sheet1.B18 Sheet1.A5:Sheet1.A5 Sheet1.D7:Sheet1.D18 Sheet1.A24:Sheet1.A24 Sheet1.D25:Sheet1.D39" chart:data-source-has-labels="row" svg:x="0.356cm" svg:y="1.089cm" svg:width="17.104cm" svg:height="2.233cm">
          <chartooo:coordinate-region svg:x="0.792cm" svg:y="1.288cm" svg:width="16.296cm" svg:height="1.387cm"/>
          <chart:axis chart:dimension="x" chart:name="primary-x" chart:style-name="ch5">
            <chart:title svg:x="8.758cm" svg:y="3.409cm" chart:style-name="ch6">
              <text:p>L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7:Sheet1.D18" chart:label-cell-address="Sheet1.A5:Sheet1.A5" chart:class="chart:scatter">
            <chart:domain table:cell-range-address="Sheet1.B7:Sheet1.B18"/>
            <chart:data-point chart:repeated="12"/>
          </chart:series>
          <chart:series chart:style-name="ch9" chart:values-cell-range-address="Sheet1.D25:Sheet1.D39" chart:label-cell-address="Sheet1.A24:Sheet1.A24" chart:class="chart:scatter">
            <chart:domain table:cell-range-address="Sheet1.B25:Sheet1.B3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ensor</text:p>
                <draw:g>
                  <svg:desc>Sheet1.A5:Sheet1.A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Jacek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7:Sheet1.B18</svg:desc>
                </draw:g>
              </table:table-cell>
              <table:table-cell office:value-type="float" office:value="0.0206489562988281">
                <text:p>0.0206489562988281</text:p>
                <draw:g>
                  <svg:desc>Sheet1.D7:Sheet1.D18</svg:desc>
                </draw:g>
              </table:table-cell>
              <table:table-cell office:value-type="float" office:value="4">
                <text:p>4</text:p>
                <draw:g>
                  <svg:desc>Sheet1.B25:Sheet1.B39</svg:desc>
                </draw:g>
              </table:table-cell>
              <table:table-cell office:value-type="float" office:value="0.00163650512695313">
                <text:p>0.00163650512695313</text:p>
                <draw:g>
                  <svg:desc>Sheet1.D25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206489562988281">
                <text:p>0.0206489562988281</text:p>
              </table:table-cell>
              <table:table-cell office:value-type="float" office:value="8">
                <text:p>8</text:p>
              </table:table-cell>
              <table:table-cell office:value-type="float" office:value="0.00152587890625">
                <text:p>0.001525878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9229736328125">
                <text:p>0.29229736328125</text:p>
              </table:table-cell>
              <table:table-cell office:value-type="float" office:value="12">
                <text:p>12</text:p>
              </table:table-cell>
              <table:table-cell office:value-type="float" office:value="6.63752365112305">
                <text:p>6.63752365112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328067779541016">
                <text:p>0.328067779541016</text:p>
              </table:table-cell>
              <table:table-cell office:value-type="float" office:value="16">
                <text:p>16</text:p>
              </table:table-cell>
              <table:table-cell office:value-type="float" office:value="11.7205085754395">
                <text:p>11.7205085754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96781158447266">
                <text:p>0.196781158447266</text:p>
              </table:table-cell>
              <table:table-cell office:value-type="float" office:value="20">
                <text:p>20</text:p>
              </table:table-cell>
              <table:table-cell office:value-type="float" office:value="12.9060974121094">
                <text:p>12.9060974121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311607360839844">
                <text:p>0.311607360839844</text:p>
              </table:table-cell>
              <table:table-cell office:value-type="float" office:value="24">
                <text:p>24</text:p>
              </table:table-cell>
              <table:table-cell office:value-type="float" office:value="13.236141204834">
                <text:p>13.236141204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464351654052734">
                <text:p>0.464351654052734</text:p>
              </table:table-cell>
              <table:table-cell office:value-type="float" office:value="28">
                <text:p>28</text:p>
              </table:table-cell>
              <table:table-cell office:value-type="float" office:value="13.6330528259277">
                <text:p>13.6330528259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605125427246094">
                <text:p>0.605125427246094</text:p>
              </table:table-cell>
              <table:table-cell office:value-type="float" office:value="32">
                <text:p>32</text:p>
              </table:table-cell>
              <table:table-cell office:value-type="float" office:value="14.2220077514648">
                <text:p>14.2220077514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856536865234375">
                <text:p>0.856536865234375</text:p>
              </table:table-cell>
              <table:table-cell office:value-type="float" office:value="36">
                <text:p>36</text:p>
              </table:table-cell>
              <table:table-cell office:value-type="float" office:value="13.8033409118652">
                <text:p>13.8033409118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.10766983032227">
                <text:p>1.10766983032227</text:p>
              </table:table-cell>
              <table:table-cell office:value-type="float" office:value="40">
                <text:p>40</text:p>
              </table:table-cell>
              <table:table-cell office:value-type="float" office:value="13.972282409668">
                <text:p>13.972282409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.31390380859375">
                <text:p>1.31390380859375</text:p>
              </table:table-cell>
              <table:table-cell office:value-type="float" office:value="44">
                <text:p>44</text:p>
              </table:table-cell>
              <table:table-cell office:value-type="float" office:value="14.2374801635742">
                <text:p>14.2374801635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.38950347900391">
                <text:p>1.38950347900391</text:p>
              </table:table-cell>
              <table:table-cell office:value-type="float" office:value="48">
                <text:p>48</text:p>
              </table:table-cell>
              <table:table-cell office:value-type="float" office:value="14.157283782959">
                <text:p>14.157283782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4.2959060668945">
                <text:p>14.2959060668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4.3514022827148">
                <text:p>14.3514022827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5.7857704162598">
                <text:p>15.7857704162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88cm" svg:y="0.316cm" chart:style-name="ch2">
          <text:p>DMRG time [h] (Hubbard, Ecut=1E-12, t=1, U=1)</text:p>
        </chart:title>
        <chart:legend svg:x="13.02cm" svg:y="5.938cm" style:legend-expansion="custom" chartooo:width="2.192cm" chartooo:height="1.096cm" style:legend-expansion-aspect-ratio="2" chart:style-name="ch3"/>
        <chart:plot-area chart:style-name="ch4" table:cell-range-address="Sheet1.B7:Sheet1.B18 Sheet1.A5:Sheet1.A5 Sheet1.F7:Sheet1.F18 Sheet1.A24:Sheet1.A24 Sheet1.F25:Sheet1.F39" chart:data-source-has-labels="row" svg:x="0.32cm" svg:y="1.275cm" svg:width="15.36cm" svg:height="6.564cm">
          <chartooo:coordinate-region svg:x="1.047cm" svg:y="1.474cm" svg:width="14.446cm" svg:height="5.718cm"/>
          <chart:axis chart:dimension="x" chart:name="primary-x" chart:style-name="ch5">
            <chart:title svg:x="7.85cm" svg:y="8.019cm" chart:style-name="ch6">
              <text:p>L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7:Sheet1.F18" chart:label-cell-address="Sheet1.A5:Sheet1.A5" chart:class="chart:scatter">
            <chart:domain table:cell-range-address="Sheet1.B7:Sheet1.B18"/>
            <chart:data-point chart:repeated="12"/>
          </chart:series>
          <chart:series chart:style-name="ch9" chart:values-cell-range-address="Sheet1.F25:Sheet1.F39" chart:label-cell-address="Sheet1.A24:Sheet1.A24" chart:class="chart:scatter">
            <chart:domain table:cell-range-address="Sheet1.B25:Sheet1.B3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ensor</text:p>
                <draw:g>
                  <svg:desc>Sheet1.A5:Sheet1.A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Jacek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7:Sheet1.B18</svg:desc>
                </draw:g>
              </table:table-cell>
              <table:table-cell office:value-type="float" office:value="0">
                <text:p>0</text:p>
                <draw:g>
                  <svg:desc>Sheet1.F7:Sheet1.F18</svg:desc>
                </draw:g>
              </table:table-cell>
              <table:table-cell office:value-type="float" office:value="4">
                <text:p>4</text:p>
                <draw:g>
                  <svg:desc>Sheet1.B25:Sheet1.B39</svg:desc>
                </draw:g>
              </table:table-cell>
              <table:table-cell office:value-type="float" office:value="0">
                <text:p>0</text:p>
                <draw:g>
                  <svg:desc>Sheet1.F25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2">
                <text:p>12</text:p>
              </table:table-cell>
              <table:table-cell office:value-type="float" office:value="0.0213888888888889">
                <text:p>0.0213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6">
                <text:p>16</text:p>
              </table:table-cell>
              <table:table-cell office:value-type="float" office:value="0.0644444444444444">
                <text:p>0.06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422222222222222">
                <text:p>0.0422222222222222</text:p>
              </table:table-cell>
              <table:table-cell office:value-type="float" office:value="20">
                <text:p>20</text:p>
              </table:table-cell>
              <table:table-cell office:value-type="float" office:value="0.142222222222222">
                <text:p>0.14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4">
                <text:p>24</text:p>
              </table:table-cell>
              <table:table-cell office:value-type="float" office:value="0.175833333333333">
                <text:p>0.175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167222222222222">
                <text:p>0.167222222222222</text:p>
              </table:table-cell>
              <table:table-cell office:value-type="float" office:value="28">
                <text:p>28</text:p>
              </table:table-cell>
              <table:table-cell office:value-type="float" office:value="0.225555555555556">
                <text:p>0.22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30611111111111">
                <text:p>0.30611111111111</text:p>
              </table:table-cell>
              <table:table-cell office:value-type="float" office:value="32">
                <text:p>32</text:p>
              </table:table-cell>
              <table:table-cell office:value-type="float" office:value="0.321111111111111">
                <text:p>0.32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0.508055555555556">
                <text:p>0.508055555555556</text:p>
              </table:table-cell>
              <table:table-cell office:value-type="float" office:value="36">
                <text:p>36</text:p>
              </table:table-cell>
              <table:table-cell office:value-type="float" office:value="0.346388888888889">
                <text:p>0.3463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775833333333334">
                <text:p>0.775833333333334</text:p>
              </table:table-cell>
              <table:table-cell office:value-type="float" office:value="40">
                <text:p>40</text:p>
              </table:table-cell>
              <table:table-cell office:value-type="float" office:value="0.433888888888889">
                <text:p>0.433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.07666666666667">
                <text:p>1.07666666666667</text:p>
              </table:table-cell>
              <table:table-cell office:value-type="float" office:value="44">
                <text:p>44</text:p>
              </table:table-cell>
              <table:table-cell office:value-type="float" office:value="0.494444444444444">
                <text:p>0.49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.34305555555556">
                <text:p>1.34305555555556</text:p>
              </table:table-cell>
              <table:table-cell office:value-type="float" office:value="48">
                <text:p>48</text:p>
              </table:table-cell>
              <table:table-cell office:value-type="float" office:value="0.527222222222222">
                <text:p>0.52722222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593888888888889">
                <text:p>0.5938888888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701666666666667">
                <text:p>0.701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713333333333333">
                <text:p>0.71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